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202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201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201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201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201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201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201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201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201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201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201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201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201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2009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2009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200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200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200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200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2008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200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2006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2006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2005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200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200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200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2002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200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2000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1999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1998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199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199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1995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199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1992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1991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1990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1989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198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198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198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198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198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1981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198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1979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1977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1976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1975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197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197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197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1969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4</text:p>
          </table:table-cell>
          <table:table-cell office:value-type="string" calcext:value-type="string">
            <text:p>LSP-108</text:p>
          </table:table-cell>
          <table:table-cell office:value-type="string" calcext:value-type="string">
            <text:p>196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80" meta:object-count="0"/>
    <meta:user-defined meta:name="AppVersion">3.0</meta:user-defined>
  </office:meta>
</office:document-meta>
</file>